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TALVAN SALDAÑA, WACNER ERN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80005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NTALVAN SALDAÑA, WACNER ERN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8000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ONTALVAN SALDAÑA, MARKS GABRI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47973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54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4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24:4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